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pple LiSung" svg:font-family="'Apple LiSu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45in"/>
    </style:style>
    <style:style style:name="co2" style:family="table-column">
      <style:table-column-properties fo:break-before="auto" style:column-width="0.3693in"/>
    </style:style>
    <style:style style:name="co3" style:family="table-column">
      <style:table-column-properties fo:break-before="auto" style:column-width="1.8909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7654in"/>
    </style:style>
    <style:style style:name="co6" style:family="table-column">
      <style:table-column-properties fo:break-before="auto" style:column-width="1.7008in"/>
    </style:style>
    <style:style style:name="co7" style:family="table-column">
      <style:table-column-properties fo:break-before="auto" style:column-width="2.9535in"/>
    </style:style>
    <style:style style:name="co8" style:family="table-column">
      <style:table-column-properties fo:break-before="auto" style:column-width="2.0492in"/>
    </style:style>
    <style:style style:name="co9" style:family="table-column">
      <style:table-column-properties fo:break-before="auto" style:column-width="1.9945in"/>
    </style:style>
    <style:style style:name="co10" style:family="table-column">
      <style:table-column-properties fo:break-before="auto" style:column-width="0.9244in"/>
    </style:style>
    <style:style style:name="co11" style:family="table-column">
      <style:table-column-properties fo:break-before="auto" style:column-width="0.9138in"/>
    </style:style>
    <style:style style:name="ro1" style:family="table-row">
      <style:table-row-properties style:row-height="0.1929in" fo:break-before="auto" style:use-optimal-row-height="true"/>
    </style:style>
    <style:style style:name="ro2" style:family="table-row">
      <style:table-row-properties style:row-height="0.15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8000" style:text-align-source="fix" style:repeat-content="false" fo:border="0.0346in solid #000000"/>
      <style:paragraph-properties fo:text-align="center" fo:margin-left="0in"/>
      <style:text-properties fo:color="#ffff00" style:font-name="Apple LiSung" fo:font-size="12pt" style:text-underline-style="none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00" style:font-name="Apple LiSung" fo:font-size="12pt" style:text-underline-style="none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pple LiSung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pple LiSung" fo:font-size="12pt" style:text-underline-style="none" fo:font-weight="250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pple LiSung" fo:font-size="12pt" style:font-size-asian="12pt" style:font-size-complex="12pt"/>
    </style:style>
    <style:style style:name="ce6" style:family="table-cell" style:parent-style-name="Default">
      <style:text-properties style:font-name="Apple LiSung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pple LiSung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 style:data-style-name="N100">
      <style:table-cell-properties fo:background-color="#00ae00" style:text-align-source="fix" style:repeat-content="false" fo:border="0.0346in solid #000000"/>
      <style:paragraph-properties fo:text-align="start" fo:margin-left="0in"/>
      <style:text-properties fo:color="#ffff00" style:font-name="Apple LiSung" fo:font-size="12pt" style:text-underline-style="none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pple LiSung" fo:font-size="12pt" style:text-underline-style="none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pple LiSung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pple LiSung" fo:font-size="12pt" style:text-underline-style="none" fo:font-weight="250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pple LiSung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pple LiSung"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spreadsheet>
      <table:table table:name="Uno Rev. 3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5"/>
        <table:table-row table:style-name="ro1">
          <table:table-cell table:style-name="ce1" office:value-type="string" table:number-columns-spanned="3" table:number-rows-spanned="1">
            <text:p>Arduino Uno R3 Through-Hole</text:p>
          </table:table-cell>
          <table:covered-table-cell table:number-columns-repeated="2" table:style-name="ce3"/>
          <table:table-cell table:style-name="ce3"/>
          <table:table-cell table:style-name="ce8" office:value-type="string" table:number-columns-spanned="4" table:number-rows-spanned="4">
            <text:p>Rugged Circuits LLC</text:p>
            <text:p>http://ruggedcircuits.com</text:p>
            <text:p>Look for the latest version at http://ruggedcircuits.com/html/application_notes.html</text:p>
            <text:p>This bill-of-materials is a best-effort estimate and comes with no warranty. Please direct all corrections to &lt;support@ruggedcircuits.com&gt;</text:p>
          </table:table-cell>
          <table:covered-table-cell table:number-columns-repeated="3" table:style-name="ce13"/>
          <table:table-cell table:style-name="ce3" table:number-columns-repeated="1016"/>
        </table:table-row>
        <table:table-row table:style-name="ro1">
          <table:table-cell table:style-name="ce2"/>
          <table:table-cell table:style-name="ce3" table:number-columns-repeated="3"/>
          <table:covered-table-cell table:style-name="ce9"/>
          <table:covered-table-cell table:number-columns-repeated="3" table:style-name="ce13"/>
          <table:table-cell table:style-name="ce3" table:number-columns-repeated="1016"/>
        </table:table-row>
        <table:table-row table:style-name="ro1">
          <table:table-cell table:style-name="ce2"/>
          <table:table-cell table:style-name="ce3" table:number-columns-repeated="3"/>
          <table:covered-table-cell table:style-name="ce9"/>
          <table:covered-table-cell table:number-columns-repeated="3" table:style-name="ce13"/>
          <table:table-cell table:style-name="ce3" table:number-columns-repeated="1016"/>
        </table:table-row>
        <table:table-row table:style-name="ro1">
          <table:table-cell table:style-name="ce2"/>
          <table:table-cell table:style-name="ce3" table:number-columns-repeated="3"/>
          <table:covered-table-cell table:style-name="ce9"/>
          <table:covered-table-cell table:number-columns-repeated="3" table:style-name="ce13"/>
          <table:table-cell table:style-name="ce3" table:number-columns-repeated="1016"/>
        </table:table-row>
        <table:table-row table:style-name="ro1">
          <table:table-cell table:style-name="ce2"/>
          <table:table-cell table:style-name="ce3" table:number-columns-repeated="3"/>
          <table:table-cell table:style-name="ce10"/>
          <table:table-cell table:style-name="ce3" table:number-columns-repeated="1019"/>
        </table:table-row>
        <table:table-row table:style-name="ro1">
          <table:table-cell table:style-name="ce3" table:number-columns-repeated="4"/>
          <table:table-cell table:style-name="ce10"/>
          <table:table-cell table:style-name="ce3" table:number-columns-repeated="1019"/>
        </table:table-row>
        <table:table-row table:style-name="ro1">
          <table:table-cell table:style-name="ce3"/>
          <table:table-cell table:style-name="ce3" office:value-type="string">
            <text:p>Qty</text:p>
          </table:table-cell>
          <table:table-cell table:style-name="ce3" office:value-type="string">
            <text:p>Part Number</text:p>
          </table:table-cell>
          <table:table-cell table:style-name="ce3" office:value-type="string">
            <text:p>Manufacturer</text:p>
          </table:table-cell>
          <table:table-cell table:style-name="ce10" office:value-type="string">
            <text:p>Package</text:p>
          </table:table-cell>
          <table:table-cell table:style-name="ce3" office:value-type="string">
            <text:p>Referenc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Digi-Key P/N</text:p>
          </table:table-cell>
          <table:table-cell table:style-name="ce3" office:value-type="string">
            <text:p>Mouser P/N</text:p>
          </table:table-cell>
          <table:table-cell table:style-name="ce3" office:value-type="string">
            <text:p>Newark P/N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Capacitors</text:p>
          </table:table-cell>
          <table:table-cell table:style-name="ce3" table:number-columns-repeated="3"/>
          <table:table-cell table:style-name="ce10"/>
          <table:table-cell table:style-name="ce3" table:number-columns-repeated="1019"/>
        </table:table-row>
        <table:table-row table:style-name="ro1"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500R14N220JV4T</text:p>
          </table:table-cell>
          <table:table-cell table:style-name="ce4" office:value-type="string">
            <text:p>Johanson</text:p>
          </table:table-cell>
          <table:table-cell table:style-name="ce11" office:value-type="string">
            <text:p>0603</text:p>
          </table:table-cell>
          <table:table-cell table:style-name="ce4" office:value-type="string">
            <text:p>C9, C11</text:p>
          </table:table-cell>
          <table:table-cell table:style-name="ce4" office:value-type="string">
            <text:p>22pF capacitor ceramic</text:p>
          </table:table-cell>
          <table:table-cell table:style-name="ce4" office:value-type="string">
            <text:p>709-1143-1-ND</text:p>
          </table:table-cell>
          <table:table-cell table:style-name="ce4" table:number-columns-repeated="1016"/>
        </table:table-row>
        <table:table-row table:style-name="ro1"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MC0603N220J500CT</text:p>
          </table:table-cell>
          <table:table-cell table:style-name="ce4" office:value-type="string">
            <text:p>Multicomp</text:p>
          </table:table-cell>
          <table:table-cell table:style-name="ce11" office:value-type="string">
            <text:p>0603</text:p>
          </table:table-cell>
          <table:table-cell table:style-name="ce4" office:value-type="string">
            <text:p>C9, C11</text:p>
          </table:table-cell>
          <table:table-cell table:style-name="ce4" office:value-type="string">
            <text:p>22pF capacitor ceramic</text:p>
          </table:table-cell>
          <table:table-cell table:style-name="ce4" table:number-columns-repeated="2"/>
          <table:table-cell table:style-name="ce4" office:value-type="string">
            <text:p>06R5149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VJ0603A220KXQPW1BC</text:p>
          </table:table-cell>
          <table:table-cell table:style-name="ce4" office:value-type="string">
            <text:p>Vishay</text:p>
          </table:table-cell>
          <table:table-cell table:style-name="ce11" office:value-type="string">
            <text:p>0603</text:p>
          </table:table-cell>
          <table:table-cell table:style-name="ce4" office:value-type="string">
            <text:p>C9, C11</text:p>
          </table:table-cell>
          <table:table-cell table:style-name="ce4" office:value-type="string">
            <text:p>22pF capacitor ceramic</text:p>
          </table:table-cell>
          <table:table-cell table:style-name="ce4"/>
          <table:table-cell table:style-name="ce4" office:value-type="string">
            <text:p>77-VJ0603A220KXQPBC</text:p>
          </table:table-cell>
          <table:table-cell table:style-name="ce4" table:number-columns-repeated="1015"/>
        </table:table-row>
        <table:table-row table:style-name="ro1">
          <table:table-cell table:style-name="ce3" table:number-columns-repeated="4"/>
          <table:table-cell table:style-name="ce10"/>
          <table:table-cell table:style-name="ce3"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C0603KRX7R9BB104</text:p>
          </table:table-cell>
          <table:table-cell office:value-type="string">
            <text:p>Yageo</text:p>
          </table:table-cell>
          <table:table-cell office:value-type="string">
            <text:p>0603</text:p>
          </table:table-cell>
          <table:table-cell office:value-type="string">
            <text:p>C1, C2, C4, C5, C6, C7</text:p>
          </table:table-cell>
          <table:table-cell office:value-type="string">
            <text:p>100nF capacitor ceramic</text:p>
          </table:table-cell>
          <table:table-cell office:value-type="string">
            <text:p>311-1344-1-N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0603C104K5RACTU</text:p>
          </table:table-cell>
          <table:table-cell office:value-type="string">
            <text:p>Kemet</text:p>
          </table:table-cell>
          <table:table-cell office:value-type="string">
            <text:p>0603</text:p>
          </table:table-cell>
          <table:table-cell office:value-type="string">
            <text:p>C1, C2, C4, C5, C6, C7</text:p>
          </table:table-cell>
          <table:table-cell office:value-type="string">
            <text:p>100nF capacitor ceramic</text:p>
          </table:table-cell>
          <table:table-cell table:number-columns-repeated="2"/>
          <table:table-cell office:value-type="string">
            <text:p>72J599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GRM188R71H104KA93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C1, C2, C4, C5, C6, C7</text:p>
          </table:table-cell>
          <table:table-cell office:value-type="string">
            <text:p>100nF capacitor ceramic</text:p>
          </table:table-cell>
          <table:table-cell office:value-type="string">
            <text:p>490-1519-1-ND</text:p>
          </table:table-cell>
          <table:table-cell office:value-type="string">
            <text:p>81-GRM39X104K50D</text:p>
          </table:table-cell>
          <table:table-cell office:value-type="string">
            <text:p>38K167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GRM188R60J105K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C3, C8</text:p>
          </table:table-cell>
          <table:table-cell office:value-type="string">
            <text:p>1uF capacitor ceramic 6.3V</text:p>
          </table:table-cell>
          <table:table-cell office:value-type="string">
            <text:p>490-1550-1-ND</text:p>
          </table:table-cell>
          <table:table-cell office:value-type="string">
            <text:p>81-GRM39R105K6.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1608X5R1A105MT</text:p>
          </table:table-cell>
          <table:table-cell office:value-type="string">
            <text:p>TDK</text:p>
          </table:table-cell>
          <table:table-cell office:value-type="string">
            <text:p>0603</text:p>
          </table:table-cell>
          <table:table-cell office:value-type="string">
            <text:p>C3, C8</text:p>
          </table:table-cell>
          <table:table-cell office:value-type="string">
            <text:p>1uF capacitor ceramic 10V</text:p>
          </table:table-cell>
          <table:table-cell/>
          <table:table-cell office:value-type="string">
            <text:p>810-C1608X5R1A105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EMVA250ADA470MF55G</text:p>
          </table:table-cell>
          <table:table-cell office:value-type="string">
            <text:p>UCC</text:p>
          </table:table-cell>
          <table:table-cell office:value-type="string">
            <text:p>SMD</text:p>
          </table:table-cell>
          <table:table-cell office:value-type="string">
            <text:p>PC1, PC2</text:p>
          </table:table-cell>
          <table:table-cell office:value-type="string">
            <text:p>47uF electrolytic capacitor SMT</text:p>
          </table:table-cell>
          <table:table-cell office:value-type="string">
            <text:p>565-2103-1-ND</text:p>
          </table:table-cell>
          <table:table-cell office:value-type="string">
            <text:p>661-EMVA250ADA470MF5</text:p>
          </table:table-cell>
          <table:table-cell office:value-type="string">
            <text:p>76K118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VE476M50X16T-F</text:p>
          </table:table-cell>
          <table:table-cell office:value-type="string">
            <text:p>Cornell</text:p>
          </table:table-cell>
          <table:table-cell office:value-type="string">
            <text:p>SMD</text:p>
          </table:table-cell>
          <table:table-cell office:value-type="string">
            <text:p>PC1, PC2</text:p>
          </table:table-cell>
          <table:table-cell office:value-type="string">
            <text:p>47uF electrolytic capacitor SMT</text:p>
          </table:table-cell>
          <table:table-cell/>
          <table:table-cell office:value-type="string">
            <text:p>598-AVE476M50X16T-F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onnectors</text:p>
          </table:table-cell>
          <table:table-cell table:style-name="ce3" table:number-columns-repeated="3"/>
          <table:table-cell table:style-name="ce10"/>
          <table:table-cell table:style-name="ce3"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J-102A</text:p>
          </table:table-cell>
          <table:table-cell office:value-type="string">
            <text:p>CUI</text:p>
          </table:table-cell>
          <table:table-cell office:value-type="string">
            <text:p>PTH</text:p>
          </table:table-cell>
          <table:table-cell office:value-type="string">
            <text:p>X1</text:p>
          </table:table-cell>
          <table:table-cell office:value-type="string">
            <text:p>2.1mm DC power jack</text:p>
          </table:table-cell>
          <table:table-cell office:value-type="string">
            <text:p>CP-102A-N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USB-B1HSW6</text:p>
          </table:table-cell>
          <table:table-cell office:value-type="string">
            <text:p>On Shore</text:p>
          </table:table-cell>
          <table:table-cell office:value-type="string">
            <text:p>PTH</text:p>
          </table:table-cell>
          <table:table-cell office:value-type="string">
            <text:p>X2</text:p>
          </table:table-cell>
          <table:table-cell office:value-type="string">
            <text:p>USB type B connector right-angle – white</text:p>
          </table:table-cell>
          <table:table-cell office:value-type="string">
            <text:p>ED2982-N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USB-B1HSB6</text:p>
          </table:table-cell>
          <table:table-cell office:value-type="string">
            <text:p>On Shore</text:p>
          </table:table-cell>
          <table:table-cell office:value-type="string">
            <text:p>PTH</text:p>
          </table:table-cell>
          <table:table-cell office:value-type="string">
            <text:p>X2</text:p>
          </table:table-cell>
          <table:table-cell office:value-type="string">
            <text:p>USB type B connector right-angle – black</text:p>
          </table:table-cell>
          <table:table-cell office:value-type="string">
            <text:p>ED2983-N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67996-404HLF</text:p>
          </table:table-cell>
          <table:table-cell office:value-type="string">
            <text:p>FCI</text:p>
          </table:table-cell>
          <table:table-cell office:value-type="string">
            <text:p>PTH</text:p>
          </table:table-cell>
          <table:table-cell office:value-type="string">
            <text:p>JP2</text:p>
          </table:table-cell>
          <table:table-cell office:value-type="string">
            <text:p>Pin header 0.1” 2x2</text:p>
          </table:table-cell>
          <table:table-cell office:value-type="string">
            <text:p>609-3390-ND</text:p>
          </table:table-cell>
          <table:table-cell office:value-type="string">
            <text:p>649-67996-404HLF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67996-406HLF</text:p>
          </table:table-cell>
          <table:table-cell office:value-type="string">
            <text:p>FCI</text:p>
          </table:table-cell>
          <table:table-cell office:value-type="string">
            <text:p>PTH</text:p>
          </table:table-cell>
          <table:table-cell office:value-type="string">
            <text:p>ICSP, ICSP1</text:p>
          </table:table-cell>
          <table:table-cell office:value-type="string">
            <text:p>Pin header 0.1” 2x3</text:p>
          </table:table-cell>
          <table:table-cell office:value-type="string">
            <text:p>609-3218-ND</text:p>
          </table:table-cell>
          <table:table-cell office:value-type="string">
            <text:p>649-67996-406HLF</text:p>
          </table:table-cell>
          <table:table-cell office:value-type="string">
            <text:p>20M219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20-7820646</text:p>
          </table:table-cell>
          <table:table-cell office:value-type="string">
            <text:p>Harwin</text:p>
          </table:table-cell>
          <table:table-cell office:value-type="string">
            <text:p>PTH</text:p>
          </table:table-cell>
          <table:table-cell office:value-type="string">
            <text:p>AD</text:p>
          </table:table-cell>
          <table:table-cell office:value-type="string">
            <text:p>Socket strip 0.1” 1x6</text:p>
          </table:table-cell>
          <table:table-cell/>
          <table:table-cell office:value-type="string">
            <text:p>855-M20-78206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5-534237-4</text:p>
          </table:table-cell>
          <table:table-cell office:value-type="string">
            <text:p>TE</text:p>
          </table:table-cell>
          <table:table-cell office:value-type="string">
            <text:p>PTH</text:p>
          </table:table-cell>
          <table:table-cell office:value-type="string">
            <text:p>AD</text:p>
          </table:table-cell>
          <table:table-cell office:value-type="string">
            <text:p>Socket strip 0.1” 1x6</text:p>
          </table:table-cell>
          <table:table-cell office:value-type="string">
            <text:p>A32907-ND</text:p>
          </table:table-cell>
          <table:table-cell/>
          <table:table-cell office:value-type="string">
            <text:p>62M885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960108-6202-AR</text:p>
          </table:table-cell>
          <table:table-cell office:value-type="string">
            <text:p>3M</text:p>
          </table:table-cell>
          <table:table-cell office:value-type="string">
            <text:p>PTH</text:p>
          </table:table-cell>
          <table:table-cell office:value-type="string">
            <text:p>IOL, POWER</text:p>
          </table:table-cell>
          <table:table-cell office:value-type="string">
            <text:p>Socket strip 0.1” 1x8</text:p>
          </table:table-cell>
          <table:table-cell office:value-type="string">
            <text:p>3M9518-ND</text:p>
          </table:table-cell>
          <table:table-cell office:value-type="string">
            <text:p>517-9601086202AR</text:p>
          </table:table-cell>
          <table:table-cell office:value-type="string">
            <text:p>62R673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20-7820842</text:p>
          </table:table-cell>
          <table:table-cell office:value-type="string">
            <text:p>Harwin</text:p>
          </table:table-cell>
          <table:table-cell office:value-type="string">
            <text:p>PTH</text:p>
          </table:table-cell>
          <table:table-cell office:value-type="string">
            <text:p>IOL, POWER</text:p>
          </table:table-cell>
          <table:table-cell office:value-type="string">
            <text:p>Socket strip 0.1” 1x8</text:p>
          </table:table-cell>
          <table:table-cell/>
          <table:table-cell office:value-type="string">
            <text:p>855-M20-782084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20-7821046</text:p>
          </table:table-cell>
          <table:table-cell office:value-type="string">
            <text:p>Harwin</text:p>
          </table:table-cell>
          <table:table-cell office:value-type="string">
            <text:p>PTH</text:p>
          </table:table-cell>
          <table:table-cell office:value-type="string">
            <text:p>IOH</text:p>
          </table:table-cell>
          <table:table-cell office:value-type="string">
            <text:p>Socket strip 0.1” 1x10</text:p>
          </table:table-cell>
          <table:table-cell/>
          <table:table-cell office:value-type="string">
            <text:p>855-M20-78210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5-534237-8</text:p>
          </table:table-cell>
          <table:table-cell office:value-type="string">
            <text:p>TE</text:p>
          </table:table-cell>
          <table:table-cell office:value-type="string">
            <text:p>PTH</text:p>
          </table:table-cell>
          <table:table-cell office:value-type="string">
            <text:p>IOH</text:p>
          </table:table-cell>
          <table:table-cell office:value-type="string">
            <text:p>Socket strip 0.1” 1x10</text:p>
          </table:table-cell>
          <table:table-cell office:value-type="string">
            <text:p>A32910-ND</text:p>
          </table:table-cell>
          <table:table-cell office:value-type="string">
            <text:p>571-5-534237-8</text:p>
          </table:table-cell>
          <table:table-cell office:value-type="string">
            <text:p>52K3746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rystals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TS16B</text:p>
          </table:table-cell>
          <table:table-cell office:value-type="string">
            <text:p>CTS</text:p>
          </table:table-cell>
          <table:table-cell office:value-type="string">
            <text:p>HC49/US</text:p>
          </table:table-cell>
          <table:table-cell office:value-type="string">
            <text:p>Y1</text:p>
          </table:table-cell>
          <table:table-cell office:value-type="string">
            <text:p>16MHz 18pF</text:p>
          </table:table-cell>
          <table:table-cell office:value-type="string">
            <text:p>CTX1085-ND</text:p>
          </table:table-cell>
          <table:table-cell office:value-type="string">
            <text:p>774-ATS16B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office:value-type="string">
            <text:p>ABL-16.000MHZ-B2</text:p>
          </table:table-cell>
          <table:table-cell office:value-type="string">
            <text:p>Abracon</text:p>
          </table:table-cell>
          <table:table-cell office:value-type="string">
            <text:p>HC49/US</text:p>
          </table:table-cell>
          <table:table-cell office:value-type="string">
            <text:p>Y1</text:p>
          </table:table-cell>
          <table:table-cell office:value-type="string">
            <text:p>16MHz 18pF</text:p>
          </table:table-cell>
          <table:table-cell table:style-name="ce6"/>
          <table:table-cell office:value-type="string">
            <text:p>815-ABL-16-B2</text:p>
          </table:table-cell>
          <table:table-cell office:value-type="string">
            <text:p>13J1628</text:p>
          </table:table-cell>
          <table:table-cell table:style-name="ce6" table:number-columns-repeated="1014"/>
        </table:table-row>
        <table:table-row table:style-name="ro1">
          <table:table-cell table:style-name="ce3" office:value-type="string">
            <text:p>Diodes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D1206-S01575</text:p>
          </table:table-cell>
          <table:table-cell office:value-type="string">
            <text:p>Bourns</text:p>
          </table:table-cell>
          <table:table-cell office:value-type="string">
            <text:p>1206</text:p>
          </table:table-cell>
          <table:table-cell office:value-type="string">
            <text:p>D2, D3</text:p>
          </table:table-cell>
          <table:table-cell office:value-type="string">
            <text:p>Switching diode</text:p>
          </table:table-cell>
          <table:table-cell/>
          <table:table-cell office:value-type="string">
            <text:p>652-CD1206-S01575</text:p>
          </table:table-cell>
          <table:table-cell office:value-type="string">
            <text:p>09J804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2M-13-F</text:p>
          </table:table-cell>
          <table:table-cell office:value-type="string">
            <text:p>Diodes Inc</text:p>
          </table:table-cell>
          <table:table-cell office:value-type="string">
            <text:p>SMB</text:p>
          </table:table-cell>
          <table:table-cell office:value-type="string">
            <text:p>D1</text:p>
          </table:table-cell>
          <table:table-cell office:value-type="string">
            <text:p>Switching diode</text:p>
          </table:table-cell>
          <table:table-cell office:value-type="string">
            <text:p>S2M-FDICT-ND</text:p>
          </table:table-cell>
          <table:table-cell office:value-type="string">
            <text:p>621-S2M-F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2J</text:p>
          </table:table-cell>
          <table:table-cell office:value-type="string">
            <text:p>Fairchild</text:p>
          </table:table-cell>
          <table:table-cell office:value-type="string">
            <text:p>SMB</text:p>
          </table:table-cell>
          <table:table-cell office:value-type="string">
            <text:p>D1</text:p>
          </table:table-cell>
          <table:table-cell office:value-type="string">
            <text:p>Switching diode</text:p>
          </table:table-cell>
          <table:table-cell office:value-type="string">
            <text:p>S2J-TPMSCT-ND</text:p>
          </table:table-cell>
          <table:table-cell office:value-type="string">
            <text:p>512-S2J</text:p>
          </table:table-cell>
          <table:table-cell office:value-type="string">
            <text:p>05R5915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errite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BLM21PG221SN1D</text:p>
          </table:table-cell>
          <table:table-cell office:value-type="string">
            <text:p>Murata</text:p>
          </table:table-cell>
          <table:table-cell office:value-type="string">
            <text:p>0805</text:p>
          </table:table-cell>
          <table:table-cell office:value-type="string">
            <text:p>L1</text:p>
          </table:table-cell>
          <table:table-cell office:value-type="string">
            <text:p>Ferrite 50mOhm@DC / 220ohm@100MHz</text:p>
          </table:table-cell>
          <table:table-cell office:value-type="string">
            <text:p>490-1054-1-ND</text:p>
          </table:table-cell>
          <table:table-cell office:value-type="string">
            <text:p>81-BLM21P221SG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Fuse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F-MSMF050-2</text:p>
          </table:table-cell>
          <table:table-cell office:value-type="string">
            <text:p>Bourns</text:p>
          </table:table-cell>
          <table:table-cell office:value-type="string">
            <text:p>1812</text:p>
          </table:table-cell>
          <table:table-cell office:value-type="string">
            <text:p>F1</text:p>
          </table:table-cell>
          <table:table-cell office:value-type="string">
            <text:p>Fuse 500mA 15V</text:p>
          </table:table-cell>
          <table:table-cell office:value-type="string">
            <text:p>MF-MSMF050-2CT-ND</text:p>
          </table:table-cell>
          <table:table-cell office:value-type="string">
            <text:p>652-MF-MSMF050-2</text:p>
          </table:table-cell>
          <table:table-cell office:value-type="string">
            <text:p>02J2718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IC'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TMEGA16U2-MUR</text:p>
          </table:table-cell>
          <table:table-cell office:value-type="string">
            <text:p>Atmel</text:p>
          </table:table-cell>
          <table:table-cell office:value-type="string">
            <text:p>VQFN-32</text:p>
          </table:table-cell>
          <table:table-cell office:value-type="string">
            <text:p>U3</text:p>
          </table:table-cell>
          <table:table-cell office:value-type="string">
            <text:p>ATmega16U2 16kB FLASH</text:p>
          </table:table-cell>
          <table:table-cell office:value-type="string">
            <text:p>ATMEGA16U2-MURCT-ND</text:p>
          </table:table-cell>
          <table:table-cell office:value-type="string">
            <text:p>556-ATMEGA16U2-MUR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TMEGA328P-PU</text:p>
          </table:table-cell>
          <table:table-cell office:value-type="string">
            <text:p>Atmel</text:p>
          </table:table-cell>
          <table:table-cell office:value-type="string">
            <text:p>DIP-28</text:p>
          </table:table-cell>
          <table:table-cell office:value-type="string">
            <text:p>ZU4</text:p>
          </table:table-cell>
          <table:table-cell office:value-type="string">
            <text:p>ATmega328P</text:p>
          </table:table-cell>
          <table:table-cell office:value-type="string">
            <text:p>ATMEGA328P-PU-ND</text:p>
          </table:table-cell>
          <table:table-cell office:value-type="string">
            <text:p>556-ATMEGA328P-PU</text:p>
          </table:table-cell>
          <table:table-cell office:value-type="string">
            <text:p>15R0268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LMV358IDGKR</text:p>
          </table:table-cell>
          <table:table-cell office:value-type="string">
            <text:p>TI</text:p>
          </table:table-cell>
          <table:table-cell office:value-type="string">
            <text:p>MSOP-8</text:p>
          </table:table-cell>
          <table:table-cell office:value-type="string">
            <text:p>U5</text:p>
          </table:table-cell>
          <table:table-cell office:value-type="string">
            <text:p>Dual op-amp RRO</text:p>
          </table:table-cell>
          <table:table-cell office:value-type="string">
            <text:p>296-13455-1-ND</text:p>
          </table:table-cell>
          <table:table-cell office:value-type="string">
            <text:p>595-LMV358IDGK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P6002-E/MS</text:p>
          </table:table-cell>
          <table:table-cell office:value-type="string">
            <text:p>Microchip</text:p>
          </table:table-cell>
          <table:table-cell office:value-type="string">
            <text:p>MSOP-8</text:p>
          </table:table-cell>
          <table:table-cell office:value-type="string">
            <text:p>U5</text:p>
          </table:table-cell>
          <table:table-cell office:value-type="string">
            <text:p>Dual op-amp RRO</text:p>
          </table:table-cell>
          <table:table-cell office:value-type="string">
            <text:p>MCP6002-E/MS-ND</text:p>
          </table:table-cell>
          <table:table-cell office:value-type="string">
            <text:p>579-MCP6002-E/MS</text:p>
          </table:table-cell>
          <table:table-cell office:value-type="string">
            <text:p>88H985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LP2985-33DBVR</text:p>
          </table:table-cell>
          <table:table-cell office:value-type="string">
            <text:p>TI</text:p>
          </table:table-cell>
          <table:table-cell office:value-type="string">
            <text:p>SOT-23-5</text:p>
          </table:table-cell>
          <table:table-cell office:value-type="string">
            <text:p>U2</text:p>
          </table:table-cell>
          <table:table-cell office:value-type="string">
            <text:p>150mA 3.3V LDO</text:p>
          </table:table-cell>
          <table:table-cell office:value-type="string">
            <text:p>296-18476-1-ND</text:p>
          </table:table-cell>
          <table:table-cell office:value-type="string">
            <text:p>595-LP2985-33DBVR</text:p>
          </table:table-cell>
          <table:table-cell office:value-type="string">
            <text:p>43J934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NCP1117ST50T3G</text:p>
          </table:table-cell>
          <table:table-cell office:value-type="string">
            <text:p>ON Semi</text:p>
          </table:table-cell>
          <table:table-cell office:value-type="string">
            <text:p>SOT-223</text:p>
          </table:table-cell>
          <table:table-cell office:value-type="string">
            <text:p>U1</text:p>
          </table:table-cell>
          <table:table-cell office:value-type="string">
            <text:p>1A 5V LDO</text:p>
          </table:table-cell>
          <table:table-cell office:value-type="string">
            <text:p>NCP1117ST50T3GOSCT-ND</text:p>
          </table:table-cell>
          <table:table-cell office:value-type="string">
            <text:p>863-NCP1117ST50T3G</text:p>
          </table:table-cell>
          <table:table-cell office:value-type="string">
            <text:p>71J656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ED'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LG R971-KN-1-0-20-R18</text:p>
          </table:table-cell>
          <table:table-cell office:value-type="string">
            <text:p>Osram</text:p>
          </table:table-cell>
          <table:table-cell office:value-type="string">
            <text:p>0805</text:p>
          </table:table-cell>
          <table:table-cell office:value-type="string">
            <text:p>ON</text:p>
          </table:table-cell>
          <table:table-cell office:value-type="string">
            <text:p>LED green</text:p>
          </table:table-cell>
          <table:table-cell office:value-type="string">
            <text:p>475-1410-1-ND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string">
            <text:p>598-8160-107F</text:p>
          </table:table-cell>
          <table:table-cell office:value-type="string">
            <text:p>Dialight</text:p>
          </table:table-cell>
          <table:table-cell office:value-type="string">
            <text:p>0805</text:p>
          </table:table-cell>
          <table:table-cell office:value-type="string">
            <text:p>ON</text:p>
          </table:table-cell>
          <table:table-cell office:value-type="string">
            <text:p>LED green</text:p>
          </table:table-cell>
          <table:table-cell office:value-type="string">
            <text:p>350-2043-1-ND</text:p>
          </table:table-cell>
          <table:table-cell office:value-type="string">
            <text:p>645-598-8160-107F</text:p>
          </table:table-cell>
          <table:table-cell office:value-type="string">
            <text:p>75R0586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LTST-C171KSKT</text:p>
          </table:table-cell>
          <table:table-cell office:value-type="string">
            <text:p>Lite-On</text:p>
          </table:table-cell>
          <table:table-cell office:value-type="string">
            <text:p>0805</text:p>
          </table:table-cell>
          <table:table-cell office:value-type="string">
            <text:p>L, RX, TX</text:p>
          </table:table-cell>
          <table:table-cell office:value-type="string">
            <text:p>LED yellow</text:p>
          </table:table-cell>
          <table:table-cell office:value-type="string">
            <text:p>160-1428-1-ND</text:p>
          </table:table-cell>
          <table:table-cell office:value-type="string">
            <text:p>859-LTST-C171KSKT</text:p>
          </table:table-cell>
          <table:table-cell table:number-columns-repeated="1015"/>
        </table:table-row>
        <table:table-row table:style-name="ro1">
          <table:table-cell table:style-name="ce7"/>
          <table:table-cell office:value-type="float" office:value="3">
            <text:p>3</text:p>
          </table:table-cell>
          <table:table-cell office:value-type="string">
            <text:p>APT2012YC</text:p>
          </table:table-cell>
          <table:table-cell office:value-type="string">
            <text:p>Kingbright</text:p>
          </table:table-cell>
          <table:table-cell office:value-type="string">
            <text:p>0805</text:p>
          </table:table-cell>
          <table:table-cell office:value-type="string">
            <text:p>L, RX, TX</text:p>
          </table:table-cell>
          <table:table-cell office:value-type="string">
            <text:p>LED yellow</text:p>
          </table:table-cell>
          <table:table-cell office:value-type="string">
            <text:p>754-1135-1-ND</text:p>
          </table:table-cell>
          <table:table-cell office:value-type="string">
            <text:p>604-APT2012YC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Resistor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AY16-220J4LF</text:p>
          </table:table-cell>
          <table:table-cell office:value-type="string">
            <text:p>Bourns</text:p>
          </table:table-cell>
          <table:table-cell office:value-type="string">
            <text:p>1206</text:p>
          </table:table-cell>
          <table:table-cell office:value-type="string">
            <text:p>RN3</text:p>
          </table:table-cell>
          <table:table-cell office:value-type="string">
            <text:p>22ohm 4-resistor series array</text:p>
          </table:table-cell>
          <table:table-cell office:value-type="string">
            <text:p>CAY16-220J4LF-ND</text:p>
          </table:table-cell>
          <table:table-cell office:value-type="string">
            <text:p>652-CAY16-220J4LF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AY16-102J4LF</text:p>
          </table:table-cell>
          <table:table-cell office:value-type="string">
            <text:p>Bourns</text:p>
          </table:table-cell>
          <table:table-cell office:value-type="string">
            <text:p>1206</text:p>
          </table:table-cell>
          <table:table-cell office:value-type="string">
            <text:p>RN2, RN4</text:p>
          </table:table-cell>
          <table:table-cell office:value-type="string">
            <text:p>1k 4-resistor series array</text:p>
          </table:table-cell>
          <table:table-cell office:value-type="string">
            <text:p>CAY16-102J4LF-ND</text:p>
          </table:table-cell>
          <table:table-cell office:value-type="string">
            <text:p>652-CAY16-102J4LF</text:p>
          </table:table-cell>
          <table:table-cell office:value-type="string">
            <text:p>96M089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office:value-type="float" office:value="1">
            <text:p>1</text:p>
          </table:table-cell>
          <table:table-cell office:value-type="string">
            <text:p>CAY16-103J4LF</text:p>
          </table:table-cell>
          <table:table-cell office:value-type="string">
            <text:p>Bourns</text:p>
          </table:table-cell>
          <table:table-cell office:value-type="string">
            <text:p>1206</text:p>
          </table:table-cell>
          <table:table-cell office:value-type="string">
            <text:p>RN1</text:p>
          </table:table-cell>
          <table:table-cell office:value-type="string">
            <text:p>10k 4-resistor series array</text:p>
          </table:table-cell>
          <table:table-cell office:value-type="string">
            <text:p>CAY16-103J4LF-ND</text:p>
          </table:table-cell>
          <table:table-cell office:value-type="string">
            <text:p>652-CAY16-103J4LF</text:p>
          </table:table-cell>
          <table:table-cell office:value-type="string">
            <text:p>02J1097</text:p>
          </table:table-cell>
          <table:table-cell table:number-columns-repeated="101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ERJ-3GEYJ105V</text:p>
          </table:table-cell>
          <table:table-cell office:value-type="string">
            <text:p>Panasonic</text:p>
          </table:table-cell>
          <table:table-cell office:value-type="string">
            <text:p>0603</text:p>
          </table:table-cell>
          <table:table-cell office:value-type="string">
            <text:p>R1, R2</text:p>
          </table:table-cell>
          <table:table-cell office:value-type="string">
            <text:p>1M resistor 5% 1/10W</text:p>
          </table:table-cell>
          <table:table-cell office:value-type="string">
            <text:p>P1.0MGCT-ND</text:p>
          </table:table-cell>
          <table:table-cell office:value-type="string">
            <text:p>667-ERJ-3GEYJ105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R0603-JW-105GLF</text:p>
          </table:table-cell>
          <table:table-cell office:value-type="string">
            <text:p>Bourns</text:p>
          </table:table-cell>
          <table:table-cell office:value-type="string">
            <text:p>0603</text:p>
          </table:table-cell>
          <table:table-cell office:value-type="string">
            <text:p>R1, R2</text:p>
          </table:table-cell>
          <table:table-cell office:value-type="string">
            <text:p>1M resistor 5% 1/10W</text:p>
          </table:table-cell>
          <table:table-cell/>
          <table:table-cell office:value-type="string">
            <text:p>652-CR0603-JW-105GLF</text:p>
          </table:table-cell>
          <table:table-cell office:value-type="string">
            <text:p>32K2615</text:p>
          </table:table-cell>
          <table:table-cell table:number-columns-repeated="1014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3" office:value-type="string">
            <text:p>Resonators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STCE16M0V53-R0</text:p>
          </table:table-cell>
          <table:table-cell office:value-type="string">
            <text:p>Murata</text:p>
          </table:table-cell>
          <table:table-cell office:value-type="string">
            <text:p>SMD</text:p>
          </table:table-cell>
          <table:table-cell office:value-type="string">
            <text:p>Y2</text:p>
          </table:table-cell>
          <table:table-cell office:value-type="string">
            <text:p>16MHz resonator with built-in caps</text:p>
          </table:table-cell>
          <table:table-cell office:value-type="string">
            <text:p>490-1198-1-ND</text:p>
          </table:table-cell>
          <table:table-cell office:value-type="string">
            <text:p>81-CSTCE16M0V53-R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Switches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TS42031-160R-TR-7260</text:p>
          </table:table-cell>
          <table:table-cell office:value-type="string">
            <text:p>???</text:p>
          </table:table-cell>
          <table:table-cell office:value-type="string">
            <text:p>SMT</text:p>
          </table:table-cell>
          <table:table-cell office:value-type="string">
            <text:p>RESET</text:p>
          </table:table-cell>
          <table:table-cell office:value-type="string">
            <text:p>Tactile switc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ansistors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DN340P</text:p>
          </table:table-cell>
          <table:table-cell office:value-type="string">
            <text:p>Fairchild</text:p>
          </table:table-cell>
          <table:table-cell office:value-type="string">
            <text:p>SOT-23</text:p>
          </table:table-cell>
          <table:table-cell office:value-type="string">
            <text:p>T1</text:p>
          </table:table-cell>
          <table:table-cell office:value-type="string">
            <text:p>20V P-type MOSFET</text:p>
          </table:table-cell>
          <table:table-cell office:value-type="string">
            <text:p>FDN340PCT-ND</text:p>
          </table:table-cell>
          <table:table-cell office:value-type="string">
            <text:p>512-FDN340P</text:p>
          </table:table-cell>
          <table:table-cell office:value-type="string">
            <text:p>58K884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Varistors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G0603MLC-05E</text:p>
          </table:table-cell>
          <table:table-cell office:value-type="string">
            <text:p>Bourns</text:p>
          </table:table-cell>
          <table:table-cell office:value-type="string">
            <text:p>0603</text:p>
          </table:table-cell>
          <table:table-cell office:value-type="string">
            <text:p>Z1, Z2</text:p>
          </table:table-cell>
          <table:table-cell office:value-type="string">
            <text:p>Low-capacitance varistor 5V WV</text:p>
          </table:table-cell>
          <table:table-cell office:value-type="string">
            <text:p>CG0603MLC-05E-ND</text:p>
          </table:table-cell>
          <table:table-cell office:value-type="string">
            <text:p>652-CG0603MLC-05E</text:p>
          </table:table-cell>
          <table:table-cell office:value-type="string">
            <text:p>97M3815</text:p>
          </table:table-cell>
          <table:table-cell table:number-columns-repeated="1014"/>
        </table:table-row>
        <table:table-row table:style-name="ro2" table:number-rows-repeated="4">
          <table:table-cell table:style-name="Default" table:number-columns-repeated="1024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pple LiSung" svg:font-family="'Apple LiSu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20:2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1-12-16T14:07:24</meta:creation-date>
    <meta:editing-cycles>1</meta:editing-cycles>
    <meta:editing-duration>P0D</meta:editing-duration>
    <dc:description>This is a best-effort estimate of the bill-of-materials for the Arduino Uno Rev. 3. There is no warranty provided with this information. Please send corrections to &lt;support@ruggedcircuits.com&gt;

There are lots of component choices for some of the parts, for example, 100nF capacitors. The parts shown on this bill-of-materials were selected for low cost in small quantities, and availability at major distributors.

Rugged Circuits LLC
http://ruggedcircuits.com</dc:description>
    <dc:title>Arduino Uno Rev. 3 Through-Hole Bill-of-Materials</dc:title>
    <meta:document-statistic meta:table-count="1" meta:cell-count="400" meta:object-count="0"/>
  </office:meta>
</office:document-meta>
</file>